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mana" fo:font-size="18pt" fo:font-weight="bold" officeooo:rsid="000ba759" officeooo:paragraph-rsid="000ba759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mana" fo:font-size="18pt" fo:language="uk" fo:country="UA" fo:font-weight="bold" officeooo:rsid="000ba759" officeooo:paragraph-rsid="000ba75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mana" fo:font-size="16pt" fo:language="uk" fo:country="UA" fo:font-weight="normal" officeooo:rsid="000ba759" officeooo:paragraph-rsid="000ba759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mana" fo:font-size="16pt" fo:language="uk" fo:country="UA" fo:font-weight="normal" officeooo:rsid="000def46" officeooo:paragraph-rsid="000def46" style:font-size-asian="14pt" style:font-weight-asian="normal" style:font-size-complex="16pt" style:font-weight-complex="normal"/>
    </style:style>
    <style:style style:name="T1" style:family="text">
      <style:text-properties officeooo:rsid="000d960f"/>
    </style:style>
    <style:style style:name="T2" style:family="text">
      <style:text-properties officeooo:rsid="000de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wer Master</text:p>
      <text:p text:style-name="P2"/>
      <text:p text:style-name="P3">Ціллю <text:span text:style-name="T2">даного</text:span> проєкту є дослідження можливостей бібліотеки Qt в реалізації 2D гри, а також дослідження особливостей проєктування, з якими доводиться зтикатися розробникам ігор.</text:p>
      <text:p text:style-name="P3">Кожна гра, навіть найпримітивніша, є відображенням якоїсь частини реальності — тобто <text:span text:style-name="T1">інтерактивною</text:span> симуляцією, <text:span text:style-name="T1">що викликає природний інтерес як у дослідника симуляції, так і в її розробника</text:span>. <text:span text:style-name="T2">В</text:span>ивчення та дослідження на прикладах ігор <text:span text:style-name="T1">можна вважати одним з найефективніших, </text:span><text:span text:style-name="T2">що й спонукало до вибору проєкту такого типу.</text:span></text:p>
      <text:p text:style-name="P4">Гра реалізована в жанрі Tower Defence (жанр максимально наближений до жанру Strategy). Такі ігри складаються з великої кількості комплексних деталей, що викликає певний інтерес до їх реалізації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mana" svg:font-family="Timmana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7T21:21:50.775145120</meta:creation-date>
    <dc:date>2024-01-17T21:50:07.565345012</dc:date>
    <meta:editing-duration>PT7M6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4" meta:word-count="96" meta:character-count="698" meta:non-whitespace-character-count="605"/>
  </office:meta>
</office:document-meta>
</file>